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bold" officeooo:rsid="001da2d4" officeooo:paragraph-rsid="001da2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bold" officeooo:rsid="0021b0fa" officeooo:paragraph-rsid="0021b0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bold" officeooo:rsid="00aa36c8" officeooo:paragraph-rsid="00aa36c8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bold" officeooo:rsid="00d30e62" officeooo:paragraph-rsid="00d30e6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bold" officeooo:rsid="00db6bb9" officeooo:paragraph-rsid="00db6bb9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bold" officeooo:rsid="00e00f24" officeooo:paragraph-rsid="00e00f2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style="normal" fo:font-weight="bold" officeooo:rsid="00ab51cd" officeooo:paragraph-rsid="00c1fb38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normal" officeooo:rsid="00ed8251" officeooo:paragraph-rsid="00ed825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4pt" fo:font-weight="normal" officeooo:rsid="00fb2c01" officeooo:paragraph-rsid="00fb2c0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normal" officeooo:rsid="003578ae" officeooo:paragraph-rsid="010aa2d8" style:font-weight-asian="normal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weight="bold" officeooo:rsid="006a8f00" officeooo:paragraph-rsid="006a8f00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2pt" fo:font-weight="normal" officeooo:rsid="0074bacb" officeooo:paragraph-rsid="0074bac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2pt" fo:font-weight="normal" officeooo:rsid="00ab51cd" officeooo:paragraph-rsid="00c1fb3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2pt" fo:font-style="normal" fo:font-weight="normal" officeooo:rsid="00ab51cd" officeooo:paragraph-rsid="00c1fb3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2pt" fo:font-weight="bold" officeooo:rsid="006a8f00" officeooo:paragraph-rsid="006a8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2pt" fo:font-weight="bold" officeooo:rsid="00db6bb9" officeooo:paragraph-rsid="00db6bb9" style:font-size-asian="12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36feb6" style:font-size-asian="10.5pt" style:font-size-complex="12pt"/>
    </style:style>
    <style:style style:name="T3" style:family="text">
      <style:text-properties fo:font-size="12pt" officeooo:rsid="004f8d3c" style:font-size-asian="10.5pt" style:font-size-complex="12pt"/>
    </style:style>
    <style:style style:name="T4" style:family="text">
      <style:text-properties fo:font-size="12pt" officeooo:rsid="005101d4" style:font-size-asian="10.5pt" style:font-size-complex="12pt"/>
    </style:style>
    <style:style style:name="T5" style:family="text">
      <style:text-properties fo:font-size="12pt" officeooo:rsid="0051ffa5" style:font-size-asian="10.5pt" style:font-size-complex="12pt"/>
    </style:style>
    <style:style style:name="T6" style:family="text">
      <style:text-properties fo:font-size="12pt" officeooo:rsid="00536c67" style:font-size-asian="10.5pt" style:font-size-complex="12pt"/>
    </style:style>
    <style:style style:name="T7" style:family="text">
      <style:text-properties fo:font-size="12pt" officeooo:rsid="0055ede5" style:font-size-asian="10.5pt" style:font-size-complex="12pt"/>
    </style:style>
    <style:style style:name="T8" style:family="text">
      <style:text-properties fo:font-size="12pt" officeooo:rsid="005fe6bf" style:font-size-asian="10.5pt" style:font-size-complex="12pt"/>
    </style:style>
    <style:style style:name="T9" style:family="text">
      <style:text-properties fo:font-size="12pt" officeooo:rsid="0061e10f" style:font-size-asian="10.5pt" style:font-size-complex="12pt"/>
    </style:style>
    <style:style style:name="T10" style:family="text">
      <style:text-properties fo:font-size="12pt" officeooo:rsid="00639ad6" style:font-size-asian="10.5pt" style:font-size-complex="12pt"/>
    </style:style>
    <style:style style:name="T11" style:family="text">
      <style:text-properties fo:font-size="12pt" officeooo:rsid="010be2b6" style:font-size-asian="10.5pt" style:font-size-complex="12pt"/>
    </style:style>
    <style:style style:name="T12" style:family="text">
      <style:text-properties fo:font-size="12pt" fo:font-style="italic" fo:font-weight="bold" officeooo:rsid="0055ede5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italic" fo:font-weight="bold" officeooo:rsid="00f1b1ab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officeooo:rsid="00d430f9" style:font-size-asian="12pt" style:font-style-asian="italic" style:font-size-complex="12pt" style:font-style-complex="italic"/>
    </style:style>
    <style:style style:name="T16" style:family="text">
      <style:text-properties fo:font-size="12pt" fo:font-style="normal" fo:font-weight="normal" officeooo:rsid="0057498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a7fea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d430f9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d6041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e655a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ecb0e7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e90e9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officeooo:rsid="0057498d" style:font-size-asian="10.5pt" style:font-style-asian="normal" style:font-size-complex="12pt" style:font-style-complex="normal"/>
    </style:style>
    <style:style style:name="T24" style:family="text">
      <style:text-properties fo:font-size="12pt" fo:font-style="normal" style:font-size-asian="12pt" style:font-style-asian="normal" style:font-size-complex="12pt" style:font-style-complex="normal"/>
    </style:style>
    <style:style style:name="T25" style:family="text">
      <style:text-properties fo:font-size="12pt" fo:font-style="normal" officeooo:rsid="00f1b1ab" style:font-size-asian="12pt" style:font-style-asian="normal" style:font-size-complex="12pt" style:font-style-complex="normal"/>
    </style:style>
    <style:style style:name="T26" style:family="text">
      <style:text-properties fo:font-size="12pt" fo:font-style="normal" officeooo:rsid="00f2fe32" style:font-size-asian="12pt" style:font-style-asian="normal" style:font-size-complex="12pt" style:font-style-complex="normal"/>
    </style:style>
    <style:style style:name="T27" style:family="text">
      <style:text-properties fo:font-size="12pt" fo:font-style="normal" officeooo:rsid="00fd91e6" style:font-size-asian="12pt" style:font-style-asian="normal" style:font-size-complex="12pt" style:font-style-complex="normal"/>
    </style:style>
    <style:style style:name="T28" style:family="text">
      <style:text-properties fo:font-size="12pt" fo:font-style="normal" officeooo:rsid="00fe4a72" style:font-size-asian="12pt" style:font-style-asian="normal" style:font-size-complex="12pt" style:font-style-complex="normal"/>
    </style:style>
    <style:style style:name="T29" style:family="text">
      <style:text-properties fo:font-size="12pt" fo:font-style="normal" officeooo:rsid="00ffb399" style:font-size-asian="12pt" style:font-style-asian="normal" style:font-size-complex="12pt" style:font-style-complex="normal"/>
    </style:style>
    <style:style style:name="T30" style:family="text">
      <style:text-properties fo:font-size="12pt" fo:font-style="normal" officeooo:rsid="0114bccc" style:font-size-asian="12pt" style:font-style-asian="normal" style:font-size-complex="12pt" style:font-style-complex="normal"/>
    </style:style>
    <style:style style:name="T31" style:family="text">
      <style:text-properties fo:font-size="12pt" fo:font-style="normal" officeooo:rsid="01178658" style:font-size-asian="12pt" style:font-style-asian="normal" style:font-size-complex="12pt" style:font-style-complex="normal"/>
    </style:style>
    <style:style style:name="T3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7a961f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90762e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bb73fb" style:font-style-asian="italic" style:font-weight-asian="bold" style:font-style-complex="italic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57498d" style:font-style-asian="normal" style:font-style-complex="normal"/>
    </style:style>
    <style:style style:name="T40" style:family="text">
      <style:text-properties fo:font-style="normal" officeooo:rsid="00766785" style:font-style-asian="normal" style:font-style-complex="normal"/>
    </style:style>
    <style:style style:name="T41" style:family="text">
      <style:text-properties fo:font-style="normal" officeooo:rsid="007a961f" style:font-style-asian="normal" style:font-style-complex="normal"/>
    </style:style>
    <style:style style:name="T42" style:family="text">
      <style:text-properties fo:font-style="normal" officeooo:rsid="007f1f92" style:font-style-asian="normal" style:font-style-complex="normal"/>
    </style:style>
    <style:style style:name="T43" style:family="text">
      <style:text-properties fo:font-style="normal" officeooo:rsid="0082cdec" style:font-style-asian="normal" style:font-style-complex="normal"/>
    </style:style>
    <style:style style:name="T44" style:family="text">
      <style:text-properties fo:font-style="normal" officeooo:rsid="0085e33e" style:font-style-asian="normal" style:font-style-complex="normal"/>
    </style:style>
    <style:style style:name="T45" style:family="text">
      <style:text-properties fo:font-style="normal" officeooo:rsid="0086e4ce" style:font-style-asian="normal" style:font-style-complex="normal"/>
    </style:style>
    <style:style style:name="T46" style:family="text">
      <style:text-properties fo:font-style="normal" officeooo:rsid="008c87d9" style:font-style-asian="normal" style:font-style-complex="normal"/>
    </style:style>
    <style:style style:name="T47" style:family="text">
      <style:text-properties fo:font-style="normal" officeooo:rsid="008db300" style:font-style-asian="normal" style:font-style-complex="normal"/>
    </style:style>
    <style:style style:name="T48" style:family="text">
      <style:text-properties fo:font-style="normal" officeooo:rsid="008f11f9" style:font-style-asian="normal" style:font-style-complex="normal"/>
    </style:style>
    <style:style style:name="T49" style:family="text">
      <style:text-properties fo:font-style="normal" officeooo:rsid="0090762e" style:font-style-asian="normal" style:font-style-complex="normal"/>
    </style:style>
    <style:style style:name="T50" style:family="text">
      <style:text-properties fo:font-style="normal" officeooo:rsid="00908679" style:font-style-asian="normal" style:font-style-complex="normal"/>
    </style:style>
    <style:style style:name="T51" style:family="text">
      <style:text-properties fo:font-style="normal" officeooo:rsid="0092fa94" style:font-style-asian="normal" style:font-style-complex="normal"/>
    </style:style>
    <style:style style:name="T52" style:family="text">
      <style:text-properties fo:font-style="normal" officeooo:rsid="0095001b" style:font-style-asian="normal" style:font-style-complex="normal"/>
    </style:style>
    <style:style style:name="T53" style:family="text">
      <style:text-properties fo:font-style="normal" officeooo:rsid="00994abd" style:font-style-asian="normal" style:font-style-complex="normal"/>
    </style:style>
    <style:style style:name="T54" style:family="text">
      <style:text-properties fo:font-style="normal" officeooo:rsid="009b6f7f" style:font-style-asian="normal" style:font-style-complex="normal"/>
    </style:style>
    <style:style style:name="T55" style:family="text">
      <style:text-properties fo:font-style="normal" officeooo:rsid="00a0cef5" style:font-style-asian="normal" style:font-style-complex="normal"/>
    </style:style>
    <style:style style:name="T56" style:family="text">
      <style:text-properties fo:font-style="normal" officeooo:rsid="00a4dc29" style:font-style-asian="normal" style:font-style-complex="normal"/>
    </style:style>
    <style:style style:name="T57" style:family="text">
      <style:text-properties fo:font-style="normal" officeooo:rsid="00a7fea0" style:font-style-asian="normal" style:font-style-complex="normal"/>
    </style:style>
    <style:style style:name="T58" style:family="text">
      <style:text-properties fo:font-style="normal" officeooo:rsid="00bb73fb" style:font-style-asian="normal" style:font-style-complex="normal"/>
    </style:style>
    <style:style style:name="T59" style:family="text">
      <style:text-properties fo:font-style="normal" officeooo:rsid="00c56cc5" style:font-style-asian="normal" style:font-style-complex="normal"/>
    </style:style>
    <style:style style:name="T60" style:family="text">
      <style:text-properties fo:font-style="normal" officeooo:rsid="00c79fe4" style:font-style-asian="normal" style:font-style-complex="normal"/>
    </style:style>
    <style:style style:name="T61" style:family="text">
      <style:text-properties fo:font-style="normal" officeooo:rsid="00ca2e56" style:font-style-asian="normal" style:font-style-complex="normal"/>
    </style:style>
    <style:style style:name="T62" style:family="text">
      <style:text-properties fo:font-style="normal" officeooo:rsid="00cc99dc" style:font-style-asian="normal" style:font-style-complex="normal"/>
    </style:style>
    <style:style style:name="T63" style:family="text">
      <style:text-properties fo:font-style="normal" officeooo:rsid="00cf42b0" style:font-style-asian="normal" style:font-style-complex="normal"/>
    </style:style>
    <style:style style:name="T64" style:family="text">
      <style:text-properties fo:font-style="normal" officeooo:rsid="00d1c110" style:font-style-asian="normal" style:font-style-complex="normal"/>
    </style:style>
    <style:style style:name="T65" style:family="text">
      <style:text-properties fo:font-style="normal" officeooo:rsid="00dccbd7" style:font-style-asian="normal" style:font-style-complex="normal"/>
    </style:style>
    <style:style style:name="T66" style:family="text">
      <style:text-properties fo:font-style="normal" officeooo:rsid="00e90e98" style:font-style-asian="normal" style:font-style-complex="normal"/>
    </style:style>
    <style:style style:name="T67" style:family="text">
      <style:text-properties fo:font-style="normal" officeooo:rsid="00ecb0e7" style:font-style-asian="normal" style:font-style-complex="normal"/>
    </style:style>
    <style:style style:name="T68" style:family="text">
      <style:text-properties fo:font-style="normal" officeooo:rsid="00c4b630" style:font-style-asian="normal" style:font-style-complex="normal"/>
    </style:style>
    <style:style style:name="T69" style:family="text">
      <style:text-properties fo:font-style="normal" officeooo:rsid="00c1fb38" style:font-style-asian="normal" style:font-style-complex="normal"/>
    </style:style>
    <style:style style:name="T70" style:family="text">
      <style:text-properties officeooo:rsid="00ae4570"/>
    </style:style>
    <style:style style:name="T71" style:family="text">
      <style:text-properties officeooo:rsid="00c1fb38"/>
    </style:style>
    <style:style style:name="T72" style:family="text">
      <style:text-properties fo:font-size="14pt" fo:font-weight="bold" officeooo:rsid="00c1fb38" style:font-size-asian="14pt" style:font-weight-asian="bold" style:font-size-complex="14pt" style:font-weight-complex="bold"/>
    </style:style>
    <style:style style:name="T73" style:family="text">
      <style:text-properties fo:font-size="14pt" fo:font-style="normal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57498d" style:font-size-asian="14pt" style:font-style-asian="normal" style:font-size-complex="14pt" style:font-style-complex="normal"/>
    </style:style>
    <style:style style:name="T75" style:family="text">
      <style:text-properties fo:font-size="14pt" fo:font-style="normal" fo:font-weight="bold" officeooo:rsid="00c1fb38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officeooo:rsid="00d604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<text:s/>Automatically Diagnosing and Repairing Error Handling Bugs in C</text:p>
      <text:p text:style-name="P1">Authors: Yuchi Tian, Baishakhi Ray</text:p>
      <text:p text:style-name="P1">Review written by: Doti SandhyaRani</text:p>
      <text:p text:style-name="P1"/>
      <text:p text:style-name="P2">Motivation: </text:p>
      <text:p text:style-name="P10"><text:span text:style-name="T1">To </text:span><text:span text:style-name="T2">develop secure and reliable software, correct error handling mechanism is required. However, </text:span></text:p>
      <text:p text:style-name="P10"><text:span text:style-name="T2">low-level languages like C do not have any native error handling primitives. Developers are required to write the code to handle the exceptions, which is usually repetitive and </text:span><text:span text:style-name="T11">complex</text:span><text:span text:style-name="T2"> and leads to error handling bugs. These bugs results in security and reliability faults. </text:span><text:span text:style-name="T5">T</text:span><text:span text:style-name="T3">he normal testing techniques could not able to identify the</text:span><text:span text:style-name="T6">se</text:span><text:span text:style-name="T3"> bugs, </text:span><text:span text:style-name="T4">as </text:span><text:span text:style-name="T9">many</text:span><text:span text:style-name="T4"> of the errors do not </text:span><text:span text:style-name="T8">appear </text:span><text:span text:style-name="T10">during</text:span><text:span text:style-name="T4"> regular executions.</text:span><text:span text:style-name="T3"> </text:span><text:span text:style-name="T7">Hence, researchers developed a tool </text:span><text:span text:style-name="T12">ErrDoc, </text:span><text:span text:style-name="T23">which detects and fixes the error handling bugs.</text:span></text:p>
      <text:p text:style-name="P11"><text:span text:style-name="T16"/></text:p>
      <text:p text:style-name="P11"><text:span text:style-name="T74">P</text:span><text:span text:style-name="T73">roposed Solution:</text:span></text:p>
      <text:p text:style-name="P12"><text:span text:style-name="T38">The paper proposed a tool </text:span><text:span text:style-name="T34">ErrDoc </text:span><text:span text:style-name="T38">that can detect, </text:span><text:span text:style-name="T40">categorize</text:span><text:span text:style-name="T38"> all classes of error handling bugs, </text:span><text:span text:style-name="T41">and automatically fixes </text:span><text:span text:style-name="T42">th</text:span><text:span text:style-name="T43">em</text:span><text:span text:style-name="T42">. </text:span><text:span text:style-name="T58">They also proposed an algorithm called </text:span><text:span text:style-name="T36">patch generation algorithm </text:span><text:span text:style-name="T58">,that generates patches for fixing different types of bugs. </text:span><text:span text:style-name="T44">Due to the large number of error handling bugs, researchers decided to detect them automatically. </text:span><text:span text:style-name="T45">To understand more clearly the nature of the bugs, researchers conducted a comprehensive</text:span><text:span text:style-name="T44"> </text:span><text:span text:style-name="T46">study </text:span><text:span text:style-name="T47">of real world error handling bugs and their fixes. </text:span><text:span text:style-name="T48">They mentioned that error handling bugs are due to Incorrect/Missing Error Checks, Incorrect/Missing Error Propagation, Incorrect/Missing Error Outputs and Incorrect/Missing Resource Release. </text:span><text:span text:style-name="T49">Based on the study conducted, they designed, implemented and evaluated </text:span><text:span text:style-name="T35">ErrDoc</text:span><text:span text:style-name="T49"> </text:span><text:span text:style-name="T50">that automatically detects, diagnoses and fixes error handling </text:span><text:span text:style-name="T51">bugs. </text:span><text:span text:style-name="T52">ErrDoc first identifies all the error paths. </text:span><text:span text:style-name="T53">If a function call fails and returns an error, </text:span><text:span text:style-name="T54">then </text:span><text:span text:style-name="T53">that </text:span><text:span text:style-name="T54">error</text:span><text:span text:style-name="T53"> needs to be handled properly along the error path, </text:span><text:span text:style-name="T54">otherwise ErrDoc reports a bug. </text:span><text:span text:style-name="T55">ErrDoc uses a static analysis techniques to examine whether the failing function call is handled or not. </text:span><text:span text:style-name="T56">ErrDoc also indicates that </text:span><text:span text:style-name="T57">on releasing all the allocated resources, program can fail.</text:span></text:p>
      <text:p text:style-name="P3"><text:span text:style-name="T17"/></text:p>
      <text:p text:style-name="P3"><text:span text:style-name="T57">E</text:span><text:span text:style-name="T38">valuation:</text:span></text:p>
      <text:p text:style-name="P14">The evaluation was done on five open-source projects <text:span text:style-name="T70">in which ErrDoc can detect handling bugs with high accuracy of 100% to 84% precision and around 95% recall. To give developers more information about the main <text:s/>causes of the bugs , ErrDoc categorizes these bugs with 83% to 96% precision and above 90% recall. The patch generation algorithm not only fixes the bugs but also combine them in to the existing error handling code. Overall, bug fixing phase generates acceptable patches with 72% to 84% precision.</text:span></text:p>
      <text:p text:style-name="P7"/>
      <text:p text:style-name="P7"><text:span text:style-name="T71">Analysis:</text:span></text:p>
      <text:p text:style-name="P13"><text:span text:style-name="T75">Good Point:</text:span><text:span text:style-name="T69"> </text:span><text:span text:style-name="T63">In this paper,</text:span><text:span text:style-name="T68"> the tool ErrDoc not only detects error handling bugs but also </text:span><text:span text:style-name="T65">automatically </text:span><text:span text:style-name="T68">fixes them , which </text:span><text:span text:style-name="T64">r</text:span><text:span text:style-name="T60">educe</text:span><text:span text:style-name="T61">s</text:span><text:span text:style-name="T60"> the overhead for the developers </text:span><text:span text:style-name="T62">and</text:span><text:span text:style-name="T68"> </text:span><text:span text:style-name="T59">makes the system more secure and reliable.</text:span></text:p>
      <text:p text:style-name="P12"><text:span text:style-name="T57"/></text:p>
      <text:p text:style-name="P4"><text:span text:style-name="T57"/></text:p>
      <text:p text:style-name="P4"><text:soft-page-break/><text:span text:style-name="T57"/></text:p>
      <text:p text:style-name="P4"><text:span text:style-name="T57">B</text:span><text:span text:style-name="T38">ad Point: </text:span><text:span text:style-name="T18">The evaluation of the tool </text:span><text:span text:style-name="T15">ErrDoc</text:span><text:span text:style-name="T18"> is done only on five open-source projects, </text:span><text:span text:style-name="T19">in which their results are </text:span><text:span text:style-name="T18">not generalized. </text:span><text:span text:style-name="T19">The evaluation could have done considering different types of datasets across all the projects.</text:span></text:p>
      <text:p text:style-name="P15"><text:span text:style-name="T38"/></text:p>
      <text:p text:style-name="P5"><text:span text:style-name="T38">Potential Project: </text:span><text:span text:style-name="T20">This project can be extended to examine the most common error handling bugs and can also extend to </text:span><text:span text:style-name="T21">inspect</text:span><text:span text:style-name="T20"> error handling </text:span><text:span text:style-name="T22">performance </text:span><text:span text:style-name="T20">for other programming languages.</text:span></text:p>
      <text:p text:style-name="P16"/>
      <text:p text:style-name="P6"><text:span text:style-name="T38">Questions:</text:span></text:p>
      <text:p text:style-name="P8"><text:span text:style-name="T38">1) </text:span><text:span text:style-name="T25">How efficiently </text:span><text:span text:style-name="T14">ErrDoc </text:span><text:span text:style-name="T25">detects </text:span><text:span text:style-name="T26">error handling bugs </text:span><text:span text:style-name="T25">for large real world programs ?</text:span></text:p>
      <text:p text:style-name="P9"><text:span text:style-name="T24">2) Does </text:span><text:span text:style-name="T13">ErrDoc </text:span><text:span text:style-name="T24">in turn finds any </text:span><text:span text:style-name="T30">other new </text:span><text:span text:style-name="T27">errors</text:span><text:span text:style-name="T24"> </text:span><text:span text:style-name="T29">internally </text:span><text:span text:style-name="T24">when identifying </text:span><text:span text:style-name="T28">and fixing </text:span><text:span text:style-name="T24">the </text:span><text:span text:style-name="T31">existing</text:span><text:span text:style-name="T24"> error handling bug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20:08:20.738001543</meta:creation-date>
    <dc:date>2017-10-11T00:12:05.430574220</dc:date>
    <meta:editing-duration>PT3H32M6S</meta:editing-duration>
    <meta:editing-cycles>129</meta:editing-cycles>
    <meta:generator>LibreOffice/5.3.1.2$Linux_X86_64 LibreOffice_project/30m0$Build-2</meta:generator>
    <meta:document-statistic meta:table-count="0" meta:image-count="0" meta:object-count="0" meta:page-count="2" meta:paragraph-count="17" meta:word-count="517" meta:character-count="3349" meta:non-whitespace-character-count="2845"/>
  </office:meta>
</office:document-meta>
</file>